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</style:style>
    <style:style style:name="P2" style:family="paragraph" style:parent-style-name="Text_20_body" style:master-page-name="">
      <loext:graphic-properties draw:fill="none"/>
      <style:paragraph-properties fo:margin-left="1cm" fo:margin-right="1cm" fo:text-indent="0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1cm" fo:text-indent="0cm" style:auto-text-indent="false" fo:background-color="transparent"/>
    </style:style>
    <style:style style:name="P4" style:family="paragraph" style:parent-style-name="Text_20_body">
      <loext:graphic-properties draw:fill="none"/>
      <style:paragraph-properties fo:margin-left="1cm" fo:margin-right="1cm" fo:text-align="end" style:justify-single-word="false" fo:text-indent="0cm" style:auto-text-indent="false" fo:background-color="transparent"/>
    </style:style>
    <style:style style:name="T1" style:family="text">
      <style:text-properties officeooo:rsid="001ac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>Joan Salord Gomila, secretari de l’IES Joan Ramis i Ramis,</text:p>
      <text:p text:style-name="P3"/>
      <text:p text:style-name="P3">CERTIFIC: Que, d’acord amb els antecedents que consten en els arxius d’aquest centre, l’alumne/a <text:span text:style-name="T1">Aitor Holgado Harto</text:span> amb DNI núm. 696742061W està cursant actualment els estudis de primer curs del Cicle Formatiu de Grau Mitjà de Sistemes Microinformàtics i Xarxes (1r SMX) en aquest institut durant el present curs acadèmic 2025-2026.</text:p>
      <text:p text:style-name="P3">I, perquè consti, sign aquest certificat amb el vistiplau de la directora del centre.</text:p>
      <text:p text:style-name="P3"/>
      <text:p text:style-name="P3">Maó, <text:span text:style-name="T1">4</text:span> de <text:span text:style-name="T1">novembre</text:span> de 2025</text:p>
      <text:p text:style-name="P3"/>
      <text:p text:style-name="P4">[rúbrica]<text:line-break/>Joan Salord Gomila<text:line-break/>Secretari</text:p>
      <text:p text:style-name="P4"/>
      <text:p text:style-name="P4">Vist i plau<text:line-break/>La directora<text:line-break/>[rúbrica]<text:line-break/>Maria Torres Llabré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fo:background-color="#ffdbb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dbb6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dbb6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52:32.097137846</meta:creation-date>
    <meta:generator>LibreOffice/24.2.7.2$Linux_X86_64 LibreOffice_project/420$Build-2</meta:generator>
    <dc:date>2025-11-04T09:59:58.131569245</dc:date>
    <meta:editing-duration>PT7M44S</meta:editing-duration>
    <meta:editing-cycles>1</meta:editing-cycles>
    <meta:document-statistic meta:table-count="0" meta:image-count="0" meta:object-count="0" meta:page-count="1" meta:paragraph-count="6" meta:word-count="95" meta:character-count="595" meta:non-whitespace-character-count="506"/>
  </office:meta>
</office:document-meta>
</file>